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70b7ba" draw:textarea-horizontal-align="justify" draw:textarea-vertical-align="middle" draw:auto-grow-height="false" draw:shadow="visible" draw:shadow-offset-x="0.102cm" draw:shadow-offset-y="0.102cm" draw:shadow-color="#c0c0c0"/>
    </style:style>
    <style:style style:name="gr2" style:family="graphic" style:parent-style-name="standard">
      <style:graphic-properties draw:fill="solid" draw:fill-color="#a9cf54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7e967" draw:textarea-horizontal-align="justify" draw:textarea-vertical-align="middle" draw:auto-grow-height="false" draw:shadow="visible" draw:shadow-offset-x="0.102cm" draw:shadow-offset-y="0.102cm" draw:shadow-color="#c0c0c0"/>
    </style:style>
    <style:style style:name="gr4" style:family="graphic" style:parent-style-name="standard">
      <style:graphic-properties draw:fill="solid" draw:fill-color="#f1433f" draw:textarea-horizontal-align="justify" draw:textarea-vertical-align="middle" draw:auto-grow-height="false" draw:shadow="visible" draw:shadow-offset-x="0.102cm" draw:shadow-offset-y="0.102cm" draw:shadow-color="#c0c0c0"/>
    </style:style>
    <style:style style:name="gr5" style:family="graphic" style:parent-style-name="standard">
      <style:graphic-properties draw:fill="solid" draw:fill-color="#3d4c5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fo:text-shadow="none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000000" fo:font-size="12pt" fo:text-shadow="none" fo:font-weight="normal" style:font-size-asian="12pt" style:font-weight-asian="normal" style:font-size-complex="12pt" style:font-weight-complex="normal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6.985cm" svg:x="2.27cm" svg:y="4.81cm">
          <text:p text:style-name="P1">OR12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2.54cm" svg:x="5.445cm" svg:y="5.445cm">
          <text:p text:style-name="P1"><text:span text:style-name="T1">W</text:span></text:p>
          <text:p text:style-name="P1"><text:span text:style-name="T1">B</text:span></text:p>
          <text:p text:style-name="P1"><text:span text:style-name="T1"/></text:p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2.54cm" svg:x="5.445cm" svg:y="8.62cm">
          <text:p text:style-name="P1"><text:span text:style-name="T2">W</text:span></text:p>
          <text:p text:style-name="P1"><text:span text:style-name="T2">B</text:span></text:p>
          <text:p text:style-name="P1"><text:span text:style-name="T2"/></text:p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905cm" svg:x="8.62cm" svg:y="5.445cm">
          <text:p text:style-name="P1"><text:span text:style-name="T3">Instruc</text:span></text:p>
          <text:p text:style-name="P1"><text:span text:style-name="T3">Brid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905cm" svg:x="8.62cm" svg:y="9.255cm">
          <text:p text:style-name="P1"><text:span text:style-name="T3">Data</text:span></text:p>
          <text:p text:style-name="P1"><text:span text:style-name="T3">Bridg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7.145cm" svg:x="13.7cm" svg:y="2.27cm">
          <text:p text:style-name="P1">A</text:p>
          <text:p text:style-name="P1">M</text:p>
          <text:p text:style-name="P1">B</text:p>
          <text:p text:style-name="P1">A</text:p>
          <text:p text:style-name="P1"/>
          <text:p text:style-name="P1">A</text:p>
          <text:p text:style-name="P1">H</text:p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0.635cm" svg:x="6.08cm" svg:y="6.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54cm" svg:height="0.635cm" svg:x="6.08cm" svg:y="9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54cm" svg:height="0.635cm" svg:x="11.16cm" svg:y="6.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54cm" svg:height="0.635cm" svg:x="11.16cm" svg:y="9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3.175cm" svg:height="4.445cm" svg:x="16.8cm" svg:y="14.804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0.635cm" svg:x="14.335cm" svg:y="16.8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abis </meta:initial-creator>
    <meta:creation-date>2012-06-12T04:29:20</meta:creation-date>
    <dc:date>2012-06-15T19:57:44</dc:date>
    <dc:creator>babis </dc:creator>
    <meta:editing-duration>PT47M41S</meta:editing-duration>
    <meta:editing-cycles>3</meta:editing-cycles>
    <meta:generator>LibreOffice/3.3$Linux LibreOffice_project/330m19$Build-401</meta:generator>
    <meta:document-statistic meta:object-count="12"/>
  </office:meta>
</office:document-meta>
</file>